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333333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3465a4" draw:textarea-horizontal-align="justify" draw:textarea-vertical-align="middle" draw:auto-grow-height="false" fo:min-height="20.75cm" fo:min-width="27.5cm"/>
    </style:style>
    <style:style style:name="gr4" style:family="graphic" style:parent-style-name="objectwithoutfill">
      <style:graphic-properties svg:stroke-width="0.4cm" svg:stroke-color="#666666" draw:marker-start-width="0.8cm" draw:marker-end-width="0.8cm" draw:fill="none" draw:textarea-vertical-align="middle" fo:padding-top="0.325cm" fo:padding-bottom="0.325cm" fo:padding-left="0.45cm" fo:padding-right="0.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54cm" fo:min-width="12.3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86cm" fo:min-width="12.18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4cm" fo:min-width="22.388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48cm" fo:min-width="9.6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19.40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99cm" fo:min-width="9.6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724cm" fo:min-width="22.3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06cm" fo:min-width="25.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5cm" fo:min-width="15.814cm"/>
    </style:style>
    <style:style style:name="gr16" style:family="graphic" style:parent-style-name="standard">
      <style:graphic-properties draw:stroke="none" draw:fill="none" draw:fill-color="#579d1c" fo:min-height="0.812cm"/>
    </style:style>
    <style:style style:name="pr1" style:family="presentation" style:parent-style-name="Title_20_Slide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2" style:family="presentation" style:parent-style-name="Title_20_Slid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r4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20_Slide_5f_-notes">
      <style:graphic-properties draw:fill-color="#ffffff" draw:auto-grow-height="true" fo:min-height="12.572cm"/>
    </style:style>
    <style:style style:name="pr6" style:family="presentation" style:parent-style-name="Title_20_Only-notes">
      <style:graphic-properties draw:fill-color="#ffffff" fo:min-height="11.429cm"/>
    </style:style>
    <style:style style:name="pr7" style:family="presentation" style:parent-style-name="Title_20_Only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line-height="115%" fo:text-align="center" style:font-independent-line-spacing="true"/>
      <style:text-properties fo:color="#b2b2b2" fo:font-size="70pt" style:font-size-asian="70pt" style:font-size-complex="7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solid" draw:fill-color="#3465a4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font-independent-line-spacing="true"/>
      <style:text-properties fo:color="#eeeeee" fo:font-size="180pt" style:font-size-asian="180pt" style:font-size-complex="18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100pt" style:text-underline-style="none" style:font-size-asian="100pt" style:font-size-complex="100pt"/>
    </style:style>
    <style:style style:name="P11" style:family="paragraph">
      <style:paragraph-properties fo:line-height="100%" fo:text-align="start"/>
    </style:style>
    <style:style style:name="P12" style:family="paragraph">
      <loext:graphic-properties draw:fill="none" draw:fill-color="#ffffff"/>
      <style:paragraph-properties fo:line-height="100%" fo:text-align="start"/>
      <style:text-properties fo:color="#333333" style:font-name="Yanone Kaffeesatz1" fo:font-size="160pt" style:text-underline-style="none" style:font-size-asian="160pt" style:font-size-complex="160pt"/>
    </style:style>
    <style:style style:name="P13" style:family="paragraph">
      <loext:graphic-properties draw:fill-color="#ffffff"/>
      <style:text-properties fo:font-size="26.3999996185303pt"/>
    </style:style>
    <style:style style:name="P14" style:family="paragraph">
      <style:paragraph-properties fo:margin-left="0cm" fo:margin-right="0cm" fo:margin-top="0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60pt" style:font-size-asian="60pt" style:font-size-complex="60pt"/>
    </style:style>
    <style:style style:name="P16" style:family="paragraph">
      <loext:graphic-properties draw:fill="none" draw:fill-color="#ffffff"/>
      <style:paragraph-properties fo:line-height="100%" fo:text-align="center"/>
      <style:text-properties fo:color="#333333" style:font-name="Yanone Kaffeesatz1" fo:font-size="50pt" style:text-underline-style="none" style:font-size-asian="50pt" style:font-size-complex="50pt"/>
    </style:style>
    <style:style style:name="P17" style:family="paragraph">
      <style:paragraph-properties fo:line-height="115%" fo:text-align="start"/>
    </style:style>
    <style:style style:name="P18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50pt" style:text-underline-style="none" style:font-size-asian="50pt" style:font-size-complex="50pt"/>
    </style:style>
    <style:style style:name="P19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60pt" style:text-underline-style="none" style:font-size-asian="60pt" style:font-size-complex="60pt"/>
    </style:style>
    <style:style style:name="P20" style:family="paragraph">
      <loext:graphic-properties draw:fill-color="#ffffff"/>
    </style:style>
    <style:style style:name="P21" style:family="paragraph">
      <loext:graphic-properties draw:fill="none"/>
      <style:paragraph-properties fo:margin-left="0cm" fo:margin-right="0cm" fo:margin-top="0cm" fo:margin-bottom="0cm" fo:line-height="7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1c1c1c" fo:font-size="110pt" style:font-size-asian="110pt" style:font-size-complex="110pt"/>
    </style:style>
    <style:style style:name="P22" style:family="paragraph">
      <loext:graphic-properties draw:fill="none" draw:fill-color="#ffffff"/>
      <style:paragraph-properties fo:line-height="115%" fo:text-align="start"/>
      <style:text-properties fo:color="#3465a4" style:font-name="Yanone Kaffeesatz1" fo:font-size="60pt" style:text-underline-style="none" style:font-size-asian="60pt" style:font-size-complex="60pt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loext:graphic-properties draw:fill="none" draw:fill-color="#ffffff"/>
      <style:paragraph-properties fo:line-height="115%" fo:text-align="start"/>
      <style:text-properties fo:color="#333333" style:font-name="Yanone Kaffeesatz1" fo:font-size="70pt" style:text-underline-style="none" style:font-size-asian="70pt" style:font-size-complex="70pt"/>
    </style:style>
    <style:style style:name="P25" style:family="paragraph">
      <style:paragraph-properties fo:line-height="150%" fo:text-align="start"/>
    </style:style>
    <style:style style:name="P26" style:family="paragraph">
      <loext:graphic-properties draw:fill="none" draw:fill-color="#ffffff"/>
      <style:paragraph-properties fo:line-height="150%" fo:text-align="start"/>
      <style:text-properties fo:color="#333333" style:font-name="Yanone Kaffeesatz1" fo:font-size="60pt" style:text-underline-style="none" style:font-size-asian="60pt" style:font-size-complex="60pt"/>
    </style:style>
    <style:style style:name="P27" style:family="paragraph">
      <loext:graphic-properties draw:fill="none" draw:fill-color="#579d1c"/>
      <style:text-properties fo:color="#eeeeee" style:font-name="Ubuntu Mono1" fo:font-size="17.6000003814697pt" style:font-size-asian="16pt" style:font-size-complex="16pt"/>
    </style:style>
    <style:style style:name="T1" style:family="text">
      <style:text-properties fo:font-variant="normal" fo:text-transform="none" fo:color="#b2b2b2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2" style:family="text">
      <style:text-properties fo:font-variant="normal" fo:text-transform="none" fo:color="#b2b2b2" style:text-line-through-style="none" style:text-line-through-type="none" style:text-position="0% 100%" style:font-name="Yanone Kaffeesatz" fo:font-size="70pt" fo:letter-spacing="normal" fo:font-style="normal" style:text-underline-style="none" fo:font-weight="normal" style:font-name-asian="Yanone Kaffeesatz" style:font-size-asian="70pt" style:font-style-asian="normal" style:font-weight-asian="normal" style:font-name-complex="Yanone Kaffeesatz" style:font-size-complex="70pt" style:font-style-complex="normal" style:font-weight-complex="normal"/>
    </style:style>
    <style:style style:name="T3" style:family="text">
      <style:text-properties fo:font-variant="normal" fo:text-transform="none" fo:color="#b2b2b2" style:text-line-through-style="none" style:text-line-through-type="none" style:text-position="0% 100%" style:font-name="Yanone Kaffeesatz" fo:font-size="80pt" fo:letter-spacing="normal" fo:font-style="normal" style:text-underline-style="none" fo:font-weight="normal" style:font-name-asian="Yanone Kaffeesatz" style:font-size-asian="80pt" style:font-style-asian="normal" style:font-weight-asian="normal" style:font-name-complex="Yanone Kaffeesatz" style:font-size-complex="80pt" style:font-style-complex="normal" style:font-weight-complex="normal"/>
    </style:style>
    <style:style style:name="T4" style:family="text">
      <style:text-properties fo:font-variant="normal" fo:text-transform="none" fo:color="#ffff66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5" style:family="text">
      <style:text-properties fo:font-variant="normal" fo:text-transform="none" fo:color="#eeeeee" style:text-line-through-style="none" style:text-line-through-type="none" style:text-position="0% 100%" style:font-name="Yanone Kaffeesatz" fo:font-size="180pt" fo:letter-spacing="normal" fo:font-style="normal" style:text-underline-style="none" fo:font-weight="normal" style:font-name-asian="Yanone Kaffeesatz" style:font-size-asian="180pt" style:font-style-asian="normal" style:font-weight-asian="normal" style:font-name-complex="Yanone Kaffeesatz" style:font-size-complex="180pt" style:font-style-complex="normal" style:font-weight-complex="normal"/>
    </style:style>
    <style:style style:name="T6" style:family="text">
      <style:text-properties fo:color="#333333" style:font-name="Yanone Kaffeesatz1" fo:font-size="100pt" style:text-underline-style="none" style:font-size-asian="100pt" style:font-size-complex="100pt"/>
    </style:style>
    <style:style style:name="T7" style:family="text">
      <style:text-properties fo:color="#333333" style:font-name="Yanone Kaffeesatz1" fo:font-size="160pt" style:text-underline-style="none" style:font-size-asian="160pt" style:font-size-complex="160pt"/>
    </style:style>
    <style:style style:name="T8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normal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9" style:family="text">
      <style:text-properties fo:font-variant="normal" fo:text-transform="none" fo:color="#1c1c1c" style:text-line-through-style="none" style:text-line-through-type="none" style:text-position="0% 100%" style:font-name="Yanone Kaffeesatz" fo:font-size="60pt" fo:letter-spacing="normal" fo:font-style="normal" style:text-underline-style="none" fo:font-weight="150" style:font-name-asian="Yanone Kaffeesatz" style:font-size-asian="60pt" style:font-style-asian="normal" style:font-weight-asian="normal" style:font-name-complex="Yanone Kaffeesatz" style:font-size-complex="60pt" style:font-style-complex="normal" style:font-weight-complex="normal"/>
    </style:style>
    <style:style style:name="T10" style:family="text">
      <style:text-properties fo:color="#333333" style:font-name="Yanone Kaffeesatz1" fo:font-size="50pt" style:text-underline-style="none" style:font-size-asian="50pt" style:font-size-complex="50pt"/>
    </style:style>
    <style:style style:name="T11" style:family="text">
      <style:text-properties fo:color="#3465a4" style:font-name="Yanone Kaffeesatz1" fo:font-size="60pt" style:text-underline-style="none" style:font-size-asian="60pt" style:font-size-complex="60pt"/>
    </style:style>
    <style:style style:name="T12" style:family="text">
      <style:text-properties fo:color="#ff3333" style:font-name="Yanone Kaffeesatz1" fo:font-size="60pt" style:text-underline-style="none" style:font-size-asian="60pt" style:font-size-complex="60pt"/>
    </style:style>
    <style:style style:name="T13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normal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4" style:family="text">
      <style:text-properties fo:font-variant="normal" fo:text-transform="none" fo:color="#1c1c1c" style:text-line-through-style="none" style:text-line-through-type="none" style:text-position="0% 100%" style:font-name="Yanone Kaffeesatz" fo:font-size="110pt" fo:letter-spacing="normal" fo:font-style="normal" style:text-underline-style="none" fo:font-weight="150" style:font-name-asian="Yanone Kaffeesatz" style:font-size-asian="110pt" style:font-style-asian="normal" style:font-weight-asian="normal" style:font-name-complex="Yanone Kaffeesatz" style:font-size-complex="110pt" style:font-style-complex="normal" style:font-weight-complex="normal"/>
    </style:style>
    <style:style style:name="T15" style:family="text">
      <style:text-properties fo:color="#333333" style:font-name="Yanone Kaffeesatz1" fo:font-size="60pt" style:text-underline-style="none" style:font-size-asian="60pt" style:font-size-complex="60pt"/>
    </style:style>
    <style:style style:name="T16" style:family="text">
      <style:text-properties fo:color="#333333" style:font-name="Yanone Kaffeesatz1" fo:font-size="70pt" style:text-underline-style="none" style:font-size-asian="70pt" style:font-size-complex="70pt"/>
    </style:style>
    <style:style style:name="T17" style:family="text">
      <style:text-properties fo:color="#eeeeee" style:font-name="Ubuntu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5f_" presentation:presentation-page-layout-name="AL1T19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242" presentation:style-name="pr1" draw:text-style-name="P3" draw:layer="layout" svg:width="18.331cm" svg:height="19.938cm" svg:x="4.834cm" svg:y="0.531cm" presentation:class="title" presentation:user-transformed="true">
          <draw:text-box>
            <text:p text:style-name="P2"><text:span text:style-name="T1">Introdução</text:span><text:span text:style-name="T2"><text:line-break/></text:span><text:span text:style-name="T3">Tesseroids</text:span><text:span text:style-name="T2"><text:line-break/></text:span><text:span text:style-name="T3">Fatiando a Terra Inversão Moho</text:span><text:span text:style-name="T2"><text:line-break/></text:span><text:span text:style-name="T4">Conclusão</text:span></text:p>
          </draw:text-box>
        </draw:frame>
        <presentation:notes draw:style-name="dp2">
          <draw:page-thumbnail draw:name="Shape 244" draw:style-name="gr2" draw:layer="layout" svg:width="13.968cm" svg:height="10.476cm" svg:x="3.81cm" svg:y="2.123cm" draw:page-number="1" presentation:class="page"/>
          <draw:frame draw:name="Shape 245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Content" presentation:presentation-page-layout-name="AL2T11">
        <office:forms form:automatic-focus="false" form:apply-design-mode="false"/>
        <draw:custom-shape draw:style-name="gr3" draw:text-style-name="P5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name="Shape 85" presentation:style-name="pr3" draw:text-style-name="P7" draw:layer="layout" svg:width="25.198cm" svg:height="17.4cm" svg:x="1.4cm" svg:y="1.064cm" presentation:class="title" presentation:user-transformed="true">
          <draw:text-box>
            <text:p text:style-name="P6"><text:span text:style-name="T5">conclusão</text:span></text:p>
          </draw:text-box>
        </draw:frame>
        <presentation:notes draw:style-name="dp2">
          <draw:page-thumbnail draw:name="Shape 87" draw:style-name="gr2" draw:layer="layout" svg:width="12.699cm" svg:height="9.524cm" svg:x="3.175cm" svg:y="1.93cm" draw:page-number="2" presentation:class="page"/>
          <draw:frame draw:name="Shape 88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style-name="gr5" draw:text-style-name="P10" draw:layer="layout" svg:width="12.897cm" svg:height="5.404cm" svg:x="0.649cm" svg:y="3.4cm">
          <draw:text-box>
            <text:p text:style-name="P9"><text:span text:style-name="T6">programa A</text:span></text:p>
          </draw:text-box>
        </draw:frame>
        <draw:frame draw:style-name="gr6" draw:text-style-name="P10" draw:layer="layout" svg:width="12.681cm" svg:height="4.336cm" svg:x="14.8cm" svg:y="3.134cm">
          <draw:text-box>
            <text:p text:style-name="P9"><text:span text:style-name="T6">programa B</text:span></text:p>
          </draw:text-box>
        </draw:frame>
        <draw:frame draw:style-name="gr7" draw:text-style-name="P12" draw:layer="layout" svg:width="22.888cm" svg:height="7.604cm" svg:x="2.556cm" svg:y="12.447cm">
          <draw:text-box>
            <text:p text:style-name="P11"><text:span text:style-name="T7">Novo méto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Slide_5f_">
        <office:forms form:automatic-focus="false" form:apply-design-mode="false"/>
        <draw:line draw:style-name="gr4" draw:text-style-name="P8" draw:layer="layout" svg:x1="28cm" svg:y1="11.4cm" svg:x2="14.2cm" svg:y2="11.4cm">
          <text:p/>
        </draw:line>
        <draw:line draw:style-name="gr4" draw:text-style-name="P8" draw:layer="layout" svg:x1="0cm" svg:y1="11.4cm" svg:x2="14.2cm" svg:y2="11.4cm">
          <text:p/>
        </draw:line>
        <draw:line draw:style-name="gr4" draw:text-style-name="P8" draw:layer="layout" svg:x1="14cm" svg:y1="0cm" svg:x2="14cm" svg:y2="11.4cm">
          <text:p/>
        </draw:line>
        <draw:frame draw:name="Shape 85" presentation:style-name="pr1" draw:text-style-name="P15" draw:layer="layout" svg:width="16.2cm" svg:height="5.717cm" svg:x="14.4cm" svg:y="-0.8cm" presentation:class="title" presentation:user-transformed="true">
          <draw:text-box>
            <text:p text:style-name="P14"><text:span text:style-name="T8">fatiando </text:span><text:span text:style-name="T9">a terra</text:span></text:p>
          </draw:text-box>
        </draw:frame>
        <draw:frame draw:style-name="gr8" draw:text-style-name="P8" draw:layer="layout" svg:width="2.2cm" svg:height="2.2cm" svg:x="14.8cm" svg:y="1cm">
          <draw:image xlink:href="../figures/fatiando.png" xlink:type="simple" xlink:show="embed" xlink:actuate="onLoad">
            <text:p/>
          </draw:image>
        </draw:frame>
        <draw:frame draw:style-name="gr9" draw:text-style-name="P16" draw:layer="layout" svg:width="10.175cm" svg:height="6.398cm" svg:x="16.4cm" svg:y="3.602cm">
          <draw:text-box>
            <text:p text:style-name="P9"><text:span text:style-name="T10">modelagem direta</text:span></text:p>
            <text:p text:style-name="P9"><text:span text:style-name="T10">otimização</text:span></text:p>
            <text:p text:style-name="P9"><text:span text:style-name="T10">regularização, etc</text:span></text:p>
          </draw:text-box>
        </draw:frame>
        <draw:frame draw:style-name="gr10" draw:text-style-name="P18" draw:layer="layout" svg:width="19.908cm" svg:height="4.656cm" svg:x="0.8cm" svg:y="13.744cm">
          <draw:text-box>
            <text:p text:style-name="P17"><text:span text:style-name="T10">método: inversão não-linear rápida</text:span></text:p>
            <text:p text:style-name="P17"><text:span text:style-name="T10">aplicação: Moho da América do Sul</text:span></text:p>
          </draw:text-box>
        </draw:frame>
        <draw:frame draw:style-name="gr8" draw:text-style-name="P8" draw:layer="layout" svg:width="7.091cm" svg:height="9.448cm" svg:x="20.92cm" svg:y="11.617cm">
          <draw:image xlink:href="../figures/south-american-moho-preview.jpg" xlink:type="simple" xlink:show="embed" xlink:actuate="onLoad">
            <text:p/>
          </draw:image>
        </draw:frame>
        <draw:frame draw:style-name="gr8" draw:text-style-name="P8" draw:layer="layout" svg:width="10.643cm" svg:height="2.1cm" svg:x="1.361cm" svg:y="1.002cm">
          <draw:image xlink:href="../figures/tesseroids-logo.png" xlink:type="simple" xlink:show="embed" xlink:actuate="onLoad">
            <text:p/>
          </draw:image>
        </draw:frame>
        <draw:frame draw:style-name="gr11" draw:text-style-name="P16" draw:layer="layout" svg:width="10.175cm" svg:height="4.349cm" svg:x="1.703cm" svg:y="5.002cm">
          <draw:text-box>
            <text:p text:style-name="P9"><text:span text:style-name="T10">modelagem direta</text:span></text:p>
            <text:p text:style-name="P9"><text:span text:style-name="T10">aprox. esféric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1T19">
        <office:forms form:automatic-focus="false" form:apply-design-mode="false"/>
        <draw:frame draw:style-name="gr8" draw:text-style-name="P8" draw:layer="layout" svg:width="20.637cm" svg:height="4.072cm" svg:x="3.682cm" svg:y="1.003cm">
          <draw:image xlink:href="../figures/tesseroids-logo.png" xlink:type="simple" xlink:show="embed" xlink:actuate="onLoad">
            <text:p/>
          </draw:image>
        </draw:frame>
        <draw:frame draw:style-name="gr12" draw:text-style-name="P19" draw:layer="layout" svg:width="22.8cm" svg:height="13.974cm" svg:x="3.6cm" svg:y="5.8cm">
          <draw:text-box>
            <text:p text:style-name="P17"><text:span text:style-name="T11">Algoritmo <text:s/>aprimorado</text:span></text:p>
            <text:p text:style-name="P17"><text:span text:style-name="T11">Quantificação do erro</text:span></text:p>
            <text:p text:style-name="P17"><text:span text:style-name="T11">Usuários</text:span></text:p>
            <text:p text:style-name="P17"><text:span text:style-name="T12">Desenvolvedores</text:span></text:p>
            <text:p text:style-name="P17"><text:span text:style-name="T12">Desenvolvimento estagnado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1T19">
        <office:forms form:automatic-focus="false" form:apply-design-mode="false"/>
        <draw:frame draw:name="Shape 85" presentation:style-name="pr7" draw:text-style-name="P21" draw:layer="layout" svg:width="20cm" svg:height="5.2cm" svg:x="5.8cm" svg:y="0.3cm" presentation:class="title" presentation:user-transformed="true">
          <draw:text-box>
            <text:p text:style-name="P14"><text:span text:style-name="T13">fatiando </text:span><text:span text:style-name="T14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2" draw:text-style-name="P22" draw:layer="layout" svg:width="22.8cm" svg:height="13.974cm" svg:x="3.5cm" svg:y="5.7cm">
          <draw:text-box>
            <text:p text:style-name="P17"><text:span text:style-name="T11">Biblioteca em Python</text:span></text:p>
            <text:p text:style-name="P17"><text:span text:style-name="T11">Vários módulos</text:span></text:p>
            <text:p text:style-name="P17"><text:span text:style-name="T11">Pesquisa + educação</text:span></text:p>
            <text:p text:style-name="P17"><text:span text:style-name="T11">Usuários + desenvolvedores</text:span></text:p>
            <text:p text:style-name="P17"><text:span text:style-name="T11">Além dessa tes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1T19">
        <draw:frame draw:name="Shape 85" presentation:style-name="pr7" draw:text-style-name="P21" draw:layer="layout" svg:width="20cm" svg:height="5.2cm" svg:x="5.8cm" svg:y="0.3cm" presentation:class="title" presentation:user-transformed="true">
          <draw:text-box>
            <text:p text:style-name="P14"><text:span text:style-name="T13">fatiando </text:span><text:span text:style-name="T14">a terra</text:span></text:p>
          </draw:text-box>
        </draw:frame>
        <draw:frame draw:style-name="gr8" draw:text-style-name="P8" draw:layer="layout" svg:width="3.6cm" svg:height="3.6cm" svg:x="2.2cm" svg:y="1.2cm">
          <draw:image xlink:href="../figures/fatiando.png" xlink:type="simple" xlink:show="embed" xlink:actuate="onLoad">
            <text:p/>
          </draw:image>
        </draw:frame>
        <draw:frame draw:style-name="gr13" draw:text-style-name="P19" draw:layer="layout" svg:width="22.818cm" svg:height="13.974cm" svg:x="3.082cm" svg:y="5.7cm">
          <draw:text-box>
            <text:p text:style-name="P17"><text:span text:style-name="T15">Facilitar a participação:</text:span></text:p>
            <text:p text:style-name="P17"><text:span text:style-name="T15"><text:s text:c="4"/></text:span><text:span text:style-name="T15">Guia do desenvolvedor</text:span></text:p>
            <text:p text:style-name="P17"><text:span text:style-name="T15"><text:s text:c="4"/></text:span><text:span text:style-name="T15">Guia do usuário</text:span></text:p>
            <text:p text:style-name="P17"><text:span text:style-name="T15"><text:s text:c="4"/></text:span><text:span text:style-name="T15">Workshop</text:span></text:p>
            <text:p text:style-name="P17"><text:span text:style-name="T15"><text:s text:c="4"/></text:span><text:span text:style-name="T15">Videos?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6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1T19">
        <draw:frame draw:style-name="gr14" draw:text-style-name="P24" draw:layer="layout" svg:width="26.2cm" svg:height="4.656cm" svg:x="0.8cm" svg:y="1cm">
          <draw:text-box>
            <text:p text:style-name="P17"><text:span text:style-name="T16">Inversão rápida + Moho Am. do Sul</text:span></text:p>
          </draw:text-box>
        </draw:frame>
        <draw:frame draw:style-name="gr8" draw:text-style-name="P8" draw:layer="layout" svg:width="7.831cm" svg:height="10.434cm" svg:x="20.169cm" svg:y="10.566cm">
          <draw:image xlink:href="../figures/south-american-moho-preview.jpg" xlink:type="simple" xlink:show="embed" xlink:actuate="onLoad">
            <text:p/>
          </draw:image>
        </draw:frame>
        <draw:frame draw:style-name="gr12" draw:text-style-name="P19" draw:layer="layout" svg:width="22.8cm" svg:height="13.974cm" svg:x="1.6cm" svg:y="5.2cm">
          <draw:text-box>
            <text:p text:style-name="P17"><text:span text:style-name="T11">Método novo + eficiente</text:span></text:p>
            <text:p text:style-name="P17"><text:span text:style-name="T11">Approx. esférica</text:span></text:p>
            <text:p text:style-name="P17"><text:span text:style-name="T11">Python + Fatiando a Terra</text:span></text:p>
            <text:p text:style-name="P17"><text:span text:style-name="T12">Depende das correções</text:span></text:p>
            <text:p text:style-name="P17"><text:span text:style-name="T12">Incerteza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1T19">
        <draw:frame draw:style-name="gr8" draw:text-style-name="P8" draw:layer="layout" svg:width="7.744cm" svg:height="9.6cm" svg:x="0.8cm" svg:y="9.8cm">
          <draw:image xlink:href="../figures/open-science.png" xlink:type="simple" xlink:show="embed" xlink:actuate="onLoad">
            <text:p/>
          </draw:image>
        </draw:frame>
        <draw:frame draw:style-name="gr15" draw:text-style-name="P26" draw:layer="layout" svg:width="16.314cm" svg:height="10.6cm" svg:x="9.1cm" svg:y="9cm">
          <draw:text-box>
            <text:p text:style-name="P25"><text:span text:style-name="T15">código + dados + figuras</text:span></text:p>
            <text:p text:style-name="P25"><text:span text:style-name="T15">pinga-lab.org</text:span></text:p>
            <text:p text:style-name="P25"><text:span text:style-name="T15">leouieda.com</text:span></text:p>
          </draw:text-box>
        </draw:frame>
        <draw:frame draw:style-name="gr8" draw:text-style-name="P8" draw:layer="layout" svg:width="22.367cm" svg:height="5.6cm" svg:x="2.769cm" svg:y="1.7cm">
          <draw:image xlink:href="../figures/pinga-banner.png" xlink:type="simple" xlink:show="embed" xlink:actuate="onLoad">
            <text:p/>
          </draw:image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6" draw:text-style-name="P2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Slide_5f_" presentation:presentation-page-layout-name="AL1T19">
        <draw:frame draw:style-name="gr16" draw:text-style-name="P27" draw:layer="layout" svg:width="7.553cm" svg:height="1.062cm" svg:x="20.556cm" svg:y="20.062cm">
          <draw:text-box>
            <text:p><text:span text:style-name="T17">https://xkcd.com/1403</text:span></text:p>
          </draw:text-box>
        </draw:frame>
        <draw:frame draw:style-name="gr8" draw:text-style-name="P8" draw:layer="layout" svg:width="26.608cm" svg:height="19.045cm" svg:x="0.696cm" svg:y="0.49cm">
          <draw:image xlink:href="../figures/thesis_defense.png" xlink:type="simple" xlink:show="embed" xlink:actuate="onLoad">
            <text:p/>
          </draw:image>
        </draw:frame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Yanone Kaffeesatz" svg:font-family="'Yanone Kaffeesatz'"/>
    <style:font-face style:name="Ubuntu Mono1" svg:font-family="'Ubuntu Mono'" style:font-pitch="fixed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 Mono" svg:font-family="'Ubuntu Mono'" style:font-pitch="variable"/>
    <style:font-face style:name="Yanone Kaffeesatz1" svg:font-family="'Yanone Kaffeesat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dddddd" draw:fill-image-width="0cm" draw:fill-image-height="0cm" style:repeat="stretch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cm" fo:margin-bottom="0.3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cm" fo:margin-bottom="0.2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dddddd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background" style:display-name="Title Only_-background" style:family="presentation">
      <style:graphic-properties draw:stroke="none" draw:fill="solid" draw:fill-color="#dddddd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5.3999996185303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5.3999996185303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dddddd" draw:fill-image-width="0cm" draw:fill-image-height="0cm" style:repeat="stretch"/>
    </style:style>
    <style:style style:name="Mdp2" style:family="drawing-page">
      <style:drawing-page-properties draw:background-size="border" draw:fill="solid" draw:fill-color="#dddddd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0" style:family="presentation" style:parent-style-name="Title_20_Only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4" style:family="presentation" style:parent-style-name="Title_20_Slide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5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6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r17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18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19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20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21" style:family="presentation" style:parent-style-name="Title_20_Only_5f_-title">
      <style:graphic-properties draw:stroke="none" svg:stroke-width="0cm" draw:fill="none" draw:textarea-horizontal-align="center" draw:textarea-vertical-align="middle" draw:auto-grow-height="false" draw:fit-to-size="false" fo:min-height="3.181cm" fo:padding-top="0.23cm" fo:padding-bottom="0.23cm" fo:padding-left="0.23cm" fo:padding-right="0.23cm" fo:wrap-option="wrap"/>
    </style:style>
    <style:style style:name="Mpr22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23cm" fo:padding-bottom="0.23cm" fo:padding-left="0.23cm" fo:padding-right="0.23cm" fo:wrap-option="wrap"/>
    </style:style>
    <style:style style:name="Mpr23" style:family="presentation" style:parent-style-name="Title_20_Only_5f_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1.049cm" fo:padding-top="0.115cm" fo:padding-bottom="0.115cm" fo:padding-left="0.23cm" fo:padding-right="0.23cm" fo:wrap-option="wrap"/>
    </style:style>
    <style:style style:name="Mpr24" style:family="presentation" style:parent-style-name="Title_20_Only_5f_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Only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9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Shape 15" presentation:style-name="Title_20_Slide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2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Shape 21" presentation:style-name="Title_20_and_20_Content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22" presentation:style-name="Title_20_and_20_Content-outline1" draw:layer="backgroundobjects" svg:width="25.198cm" svg:height="5.664cm" svg:x="1.4cm" svg:y="11.427cm" presentation:class="outline" presentation:placeholder="true" presentation:user-transformed="true">
        <draw:text-box/>
      </draw:frame>
      <draw:frame draw:name="Shape 23" presentation:style-name="Mpr5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24" presentation:style-name="Mpr5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25" presentation:style-name="Mpr6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Shape 49" presentation:style-name="Title_20_Only-title" draw:layer="backgroundobjects" svg:width="25.197cm" svg:height="9.599cm" svg:x="1.4cm" svg:y="1.064cm" presentation:class="title" presentation:placeholder="true" presentation:user-transformed="true">
        <draw:text-box/>
      </draw:frame>
      <draw:frame draw:name="Shape 50" presentation:style-name="Mpr9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1" presentation:style-name="Mpr9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2" presentation:style-name="Mpr10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1">
      <draw:frame draw:name="Shape 15" presentation:style-name="Title_20_Slide_5f_-title" draw:layer="backgroundobjects" svg:width="21.594cm" svg:height="4.081cm" svg:x="1.906cm" svg:y="5.915cm" presentation:class="title" presentation:placeholder="true" presentation:user-transformed="true">
        <draw:text-box/>
      </draw:frame>
      <draw:frame draw:name="Shape 17" presentation:style-name="Mpr13" draw:text-style-name="MP5" draw:layer="backgroundobjects" svg:width="17.783cm" svg:height="4.866cm" svg:x="3.81cm" svg:y="10.791cm" presentation:class="date-time" presentation:user-transformed="true">
        <draw:text-box>
          <text:p/>
        </draw:text-box>
      </draw:frame>
      <draw:frame draw:name="Shape 18" presentation:style-name="Mpr13" draw:text-style-name="MP5" draw:layer="backgroundobjects" svg:width="17.783cm" svg:height="4.866cm" svg:x="3.81cm" svg:y="10.791cm" presentation:class="footer" presentation:user-transformed="true">
        <draw:text-box>
          <text:p/>
        </draw:text-box>
      </draw:frame>
      <draw:frame draw:name="Shape 19" presentation:style-name="Mpr14" draw:text-style-name="MP7" draw:layer="backgroundobjects" svg:width="17.783cm" svg:height="4.866cm" svg:x="3.81cm" svg:y="10.79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_5f_-title" draw:layer="backgroundobjects" svg:width="13.968cm" svg:height="10.476cm" svg:x="3.81cm" svg:y="2.123cm" presentation:class="page"/>
        <draw:frame presentation:style-name="Title_20_Slide_5f_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frame draw:name="Shape 12" presentation:style-name="Mpr17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13" presentation:style-name="Mpr17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14" presentation:style-name="Mpr18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199cm" svg:height="3.506cm" svg:x="1.4cm" svg:y="0.837cm" presentation:class="title" presentation:placeholder="true">
        <draw:text-box/>
      </draw:frame>
      <draw:frame presentation:style-name="Blank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">
      <draw:frame draw:name="Shape 50" presentation:style-name="Mpr21" draw:text-style-name="MP8" draw:layer="backgroundobjects" svg:width="25.198cm" svg:height="9.599cm" svg:x="1.4cm" svg:y="1.064cm" presentation:class="title" presentation:user-transformed="true">
        <draw:text-box>
          <text:p/>
        </draw:text-box>
      </draw:frame>
      <draw:frame draw:name="Shape 51" presentation:style-name="Mpr22" draw:text-style-name="MP5" draw:layer="backgroundobjects" svg:width="6.522cm" svg:height="1.446cm" svg:x="1.4cm" svg:y="19.13cm" presentation:class="date-time" presentation:user-transformed="true">
        <draw:text-box>
          <text:p/>
        </draw:text-box>
      </draw:frame>
      <draw:frame draw:name="Shape 52" presentation:style-name="Mpr22" draw:text-style-name="MP5" draw:layer="backgroundobjects" svg:width="8.874cm" svg:height="1.446cm" svg:x="9.575cm" svg:y="19.13cm" presentation:class="footer" presentation:user-transformed="true">
        <draw:text-box>
          <text:p/>
        </draw:text-box>
      </draw:frame>
      <draw:frame draw:name="Shape 53" presentation:style-name="Mpr23" draw:text-style-name="MP7" draw:layer="backgroundobjects" svg:width="6.522cm" svg:height="1.446cm" svg:x="20.075cm" svg:y="19.1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20_Only_5f_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_5f_-title" draw:layer="backgroundobjects" svg:width="12.699cm" svg:height="9.524cm" svg:x="3.175cm" svg:y="1.93cm" presentation:class="page"/>
        <draw:frame presentation:style-name="Title_20_Only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7T15:11:29.149214514</dc:date>
    <dc:creator>Leonardo Uieda</dc:creator>
    <meta:generator>LibreOffice/4.4.6.3$Linux_X86_64 LibreOffice_project/40m0$Build-3</meta:generator>
    <meta:editing-duration>P1DT19H15M58S</meta:editing-duration>
    <meta:editing-cycles>338</meta:editing-cycles>
    <meta:document-statistic meta:object-count="133"/>
  </office:meta>
</office:document-meta>
</file>